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dejavu sans mono" svg:font-family="'dejavu sans mono',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fo:font-variant="normal" fo:text-transform="none" fo:color="#222222" style:font-name="Liberation Serif" fo:font-size="12pt" fo:letter-spacing="normal" fo:font-style="normal" fo:font-weight="normal" officeooo:rsid="00121d1e" officeooo:paragraph-rsid="00121d1e" style:font-size-asian="12pt" style:font-size-complex="12pt"/>
    </style:style>
    <style:style style:name="P2" style:family="paragraph" style:parent-style-name="Standard" style:list-style-name="L1">
      <style:text-properties fo:font-variant="normal" fo:text-transform="none" fo:color="#222222" style:font-name="Liberation Serif" fo:font-size="12pt" fo:letter-spacing="normal" fo:font-style="normal" fo:font-weight="normal" officeooo:rsid="00283068" officeooo:paragraph-rsid="00283068" style:font-size-asian="12pt" style:font-size-complex="12pt"/>
    </style:style>
    <style:style style:name="P3" style:family="paragraph" style:parent-style-name="Standard" style:list-style-name="L1">
      <style:text-properties fo:font-variant="normal" fo:text-transform="none" fo:color="#333333" style:font-name="Helvetica Neue" fo:font-size="10.5pt" fo:letter-spacing="normal" fo:font-style="normal" fo:font-weight="normal" officeooo:rsid="002012b6" officeooo:paragraph-rsid="002012b6" style:font-size-asian="12pt" style:font-size-complex="12pt"/>
    </style:style>
    <style:style style:name="P4" style:family="paragraph" style:parent-style-name="Standard" style:list-style-name="L1">
      <style:text-properties fo:font-variant="normal" fo:text-transform="none" fo:color="#333333" style:font-name="Helvetica Neue" fo:font-size="10.5pt" fo:letter-spacing="normal" fo:font-style="normal" fo:font-weight="normal" officeooo:rsid="00283068" officeooo:paragraph-rsid="00283068" style:font-size-asian="12pt" style:font-size-complex="12pt"/>
    </style:style>
    <style:style style:name="P5" style:family="paragraph" style:parent-style-name="Standard" style:list-style-name="L1">
      <style:text-properties fo:font-variant="normal" fo:text-transform="none" fo:color="#333333" style:font-name="Helvetica Neue" fo:font-size="10.5pt" fo:letter-spacing="normal" fo:font-style="normal" style:text-underline-style="none" fo:font-weight="normal" officeooo:rsid="00252bbf" officeooo:paragraph-rsid="00252bbf" style:font-size-asian="12pt" style:font-size-complex="12pt"/>
    </style:style>
    <style:style style:name="P6" style:family="paragraph" style:parent-style-name="Standard" style:list-style-name="L1">
      <style:text-properties fo:font-variant="normal" fo:text-transform="none" fo:color="#333333" style:font-name="Liberation Serif" fo:font-size="12pt" fo:letter-spacing="normal" fo:font-style="normal" fo:font-weight="normal" officeooo:rsid="001b0d82" officeooo:paragraph-rsid="001b0d82" style:font-size-asian="12pt" style:font-size-complex="12pt"/>
    </style:style>
    <style:style style:name="P7" style:family="paragraph" style:parent-style-name="Standard" style:list-style-name="L1">
      <style:text-properties fo:font-variant="normal" fo:text-transform="none" fo:color="#333333" style:font-name="Liberation Serif" fo:font-size="12pt" fo:letter-spacing="normal" fo:font-style="normal" fo:font-weight="normal" officeooo:rsid="00121d1e" officeooo:paragraph-rsid="00121d1e" style:font-size-asian="12pt" style:font-size-complex="12pt"/>
    </style:style>
    <style:style style:name="P8" style:family="paragraph" style:parent-style-name="Standard" style:list-style-name="L1">
      <style:text-properties fo:font-variant="normal" fo:text-transform="none" fo:color="#333333" style:font-name="Liberation Serif" fo:font-size="12pt" fo:letter-spacing="normal" fo:font-style="normal" fo:font-weight="normal" officeooo:rsid="001c4b35" officeooo:paragraph-rsid="001c4b35" style:font-size-asian="12pt" style:font-size-complex="12pt"/>
    </style:style>
    <style:style style:name="P9" style:family="paragraph" style:parent-style-name="Standard" style:list-style-name="L1">
      <style:text-properties fo:font-variant="normal" fo:text-transform="none" fo:color="#333333" style:font-name="Liberation Serif" fo:font-size="12pt" fo:letter-spacing="normal" fo:font-style="normal" fo:font-weight="normal" officeooo:rsid="001d45ef" officeooo:paragraph-rsid="001d45ef" style:font-size-asian="12pt" style:font-size-complex="12pt"/>
    </style:style>
    <style:style style:name="P10" style:family="paragraph" style:parent-style-name="Standard" style:list-style-name="L1">
      <style:text-properties fo:font-variant="normal" fo:text-transform="none" fo:color="#333333" style:font-name="Liberation Serif" fo:font-size="12pt" fo:letter-spacing="normal" fo:font-style="normal" fo:font-weight="normal" officeooo:rsid="001dc499" officeooo:paragraph-rsid="001dc499" style:font-size-asian="12pt" style:font-size-complex="12pt"/>
    </style:style>
    <style:style style:name="P11" style:family="paragraph" style:parent-style-name="Standard" style:list-style-name="L1">
      <style:text-properties fo:font-variant="normal" fo:text-transform="none" fo:color="#333333" style:font-name="Liberation Serif" fo:font-size="12pt" fo:letter-spacing="normal" fo:font-style="normal" fo:font-weight="normal" officeooo:rsid="002012b6" officeooo:paragraph-rsid="002012b6" style:font-size-asian="12pt" style:font-size-complex="12pt"/>
    </style:style>
    <style:style style:name="P12" style:family="paragraph" style:parent-style-name="Standard" style:list-style-name="L1">
      <style:text-properties fo:font-variant="normal" fo:text-transform="none" fo:color="#333333" style:font-name="Liberation Serif" fo:font-size="12pt" fo:letter-spacing="normal" fo:font-style="normal" fo:font-weight="normal" officeooo:rsid="0021ca06" officeooo:paragraph-rsid="0021ca06" style:font-size-asian="12pt" style:font-size-complex="12pt"/>
    </style:style>
    <style:style style:name="P13" style:family="paragraph" style:parent-style-name="Standard" style:list-style-name="L1">
      <style:text-properties fo:font-variant="normal" fo:text-transform="none" fo:color="#333333" style:font-name="Liberation Serif" fo:font-size="12pt" fo:letter-spacing="normal" fo:font-style="normal" style:text-underline-style="none" fo:font-weight="normal" officeooo:rsid="0026630c" officeooo:paragraph-rsid="0026630c" style:font-size-asian="12pt" style:font-size-complex="12pt"/>
    </style:style>
    <style:style style:name="P14" style:family="paragraph" style:parent-style-name="Standard">
      <style:text-properties style:font-name="Liberation Serif" fo:font-size="12pt" officeooo:rsid="0010696f" officeooo:paragraph-rsid="0010696f" style:font-size-asian="12pt" style:font-size-complex="12pt"/>
    </style:style>
    <style:style style:name="P15" style:family="paragraph" style:parent-style-name="Standard" style:list-style-name="L1">
      <style:text-properties style:font-name="Liberation Serif" fo:font-size="12pt" officeooo:rsid="00121d1e" officeooo:paragraph-rsid="00121d1e" style:font-size-asian="12pt" style:font-size-complex="12pt"/>
    </style:style>
    <style:style style:name="P16" style:family="paragraph" style:parent-style-name="Standard" style:list-style-name="L1">
      <style:text-properties style:font-name="Liberation Serif" fo:font-size="12pt" officeooo:rsid="00139dc8" officeooo:paragraph-rsid="00139dc8" style:font-size-asian="12pt" style:font-size-complex="12pt"/>
    </style:style>
    <style:style style:name="P17" style:family="paragraph" style:parent-style-name="Standard" style:list-style-name="L1">
      <style:text-properties style:font-name="Liberation Serif" fo:font-size="12pt" officeooo:rsid="00139dc8" officeooo:paragraph-rsid="00283068" style:font-size-asian="12pt" style:font-size-complex="12pt"/>
    </style:style>
    <style:style style:name="P18" style:family="paragraph" style:parent-style-name="Standard" style:list-style-name="L1">
      <style:text-properties style:font-name="Liberation Serif" fo:font-size="12pt" officeooo:rsid="0015720b" officeooo:paragraph-rsid="0015720b" style:font-size-asian="12pt" style:font-size-complex="12pt"/>
    </style:style>
    <style:style style:name="P19" style:family="paragraph" style:parent-style-name="Standard" style:list-style-name="L1">
      <style:text-properties style:font-name="Liberation Serif" fo:font-size="12pt" officeooo:rsid="0015720b" officeooo:paragraph-rsid="002863fd" style:font-size-asian="12pt" style:font-size-complex="12pt"/>
    </style:style>
    <style:style style:name="P20" style:family="paragraph" style:parent-style-name="Standard" style:list-style-name="L1">
      <style:text-properties style:font-name="Liberation Serif" fo:font-size="12pt" officeooo:rsid="00171ed2" officeooo:paragraph-rsid="00171ed2" style:font-size-asian="12pt" style:font-size-complex="12pt"/>
    </style:style>
    <style:style style:name="P21" style:family="paragraph" style:parent-style-name="Standard" style:list-style-name="L1">
      <style:text-properties style:font-name="Liberation Serif" fo:font-size="12pt" officeooo:rsid="001776c1" officeooo:paragraph-rsid="001776c1" style:font-size-asian="12pt" style:font-size-complex="12pt"/>
    </style:style>
    <style:style style:name="P22" style:family="paragraph" style:parent-style-name="Standard" style:list-style-name="L1">
      <style:text-properties style:font-name="Liberation Serif" fo:font-size="12pt" officeooo:rsid="001776c1" officeooo:paragraph-rsid="00295dff" style:font-size-asian="12pt" style:font-size-complex="12pt"/>
    </style:style>
    <style:style style:name="P23" style:family="paragraph" style:parent-style-name="Standard" style:list-style-name="L1">
      <style:text-properties style:font-name="Liberation Serif" fo:font-size="12pt" officeooo:rsid="00183d20" officeooo:paragraph-rsid="00183d20" style:font-size-asian="12pt" style:font-size-complex="12pt"/>
    </style:style>
    <style:style style:name="P24" style:family="paragraph" style:parent-style-name="Standard" style:list-style-name="L1">
      <style:text-properties style:font-name="Liberation Serif" fo:font-size="12pt" officeooo:rsid="00183d20" officeooo:paragraph-rsid="002b5cdd" style:font-size-asian="12pt" style:font-size-complex="12pt"/>
    </style:style>
    <style:style style:name="P25" style:family="paragraph" style:parent-style-name="Standard" style:list-style-name="L1">
      <style:text-properties style:font-name="Liberation Serif" fo:font-size="12pt" officeooo:rsid="00197999" officeooo:paragraph-rsid="00197999" style:font-size-asian="12pt" style:font-size-complex="12pt"/>
    </style:style>
    <style:style style:name="P26" style:family="paragraph" style:parent-style-name="Standard" style:list-style-name="L1">
      <style:text-properties style:font-name="Liberation Serif" fo:font-size="12pt" officeooo:rsid="00197999" officeooo:paragraph-rsid="002d9779" style:font-size-asian="12pt" style:font-size-complex="12pt"/>
    </style:style>
    <style:style style:name="P27" style:family="paragraph" style:parent-style-name="Standard" style:list-style-name="L1">
      <style:text-properties style:font-name="Liberation Serif" fo:font-size="12pt" officeooo:rsid="001a1dfe" officeooo:paragraph-rsid="001a1dfe" style:font-size-asian="12pt" style:font-size-complex="12pt"/>
    </style:style>
    <style:style style:name="P28" style:family="paragraph" style:parent-style-name="Standard" style:list-style-name="L1">
      <style:text-properties style:font-name="Liberation Serif" fo:font-size="12pt" officeooo:rsid="001b0d82" officeooo:paragraph-rsid="001b0d82" style:font-size-asian="12pt" style:font-size-complex="12pt"/>
    </style:style>
    <style:style style:name="P29" style:family="paragraph" style:parent-style-name="Standard" style:list-style-name="L1">
      <style:text-properties style:font-name="Liberation Serif" fo:font-size="12pt" officeooo:rsid="001f0832" officeooo:paragraph-rsid="001f0832" style:font-size-asian="12pt" style:font-size-complex="12pt"/>
    </style:style>
    <style:style style:name="P30" style:family="paragraph" style:parent-style-name="Standard" style:list-style-name="L1">
      <style:text-properties style:font-name="Liberation Serif" fo:font-size="12pt" officeooo:rsid="002012b6" officeooo:paragraph-rsid="002012b6" style:font-size-asian="12pt" style:font-size-complex="12pt"/>
    </style:style>
    <style:style style:name="P31" style:family="paragraph" style:parent-style-name="Standard" style:list-style-name="L1">
      <style:text-properties style:font-name="Liberation Serif" fo:font-size="12pt" officeooo:rsid="0021ca06" officeooo:paragraph-rsid="0021ca06" style:font-size-asian="12pt" style:font-size-complex="12pt"/>
    </style:style>
    <style:style style:name="P32" style:family="paragraph" style:parent-style-name="Standard" style:list-style-name="L1">
      <style:text-properties style:font-name="Liberation Serif" fo:font-size="12pt" officeooo:rsid="00233c3a" officeooo:paragraph-rsid="00233c3a" style:font-size-asian="12pt" style:font-size-complex="12pt"/>
    </style:style>
    <style:style style:name="P33" style:family="paragraph" style:parent-style-name="Standard" style:list-style-name="L1">
      <style:text-properties style:font-name="Liberation Serif" fo:font-size="12pt" officeooo:rsid="00252bbf" officeooo:paragraph-rsid="00252bbf" style:font-size-asian="12pt" style:font-size-complex="12pt"/>
    </style:style>
    <style:style style:name="P34" style:family="paragraph" style:parent-style-name="Standard">
      <style:text-properties style:font-name="Liberation Serif" fo:font-size="12pt" officeooo:rsid="00275983" officeooo:paragraph-rsid="0010696f" style:font-size-asian="12pt" style:font-size-complex="12pt"/>
    </style:style>
    <style:style style:name="P35" style:family="paragraph" style:parent-style-name="Standard" style:list-style-name="L1">
      <style:text-properties style:font-name="Liberation Serif" fo:font-size="12pt" officeooo:rsid="001dc499" officeooo:paragraph-rsid="001dc499" style:font-size-asian="12pt" style:font-size-complex="12pt"/>
    </style:style>
    <style:style style:name="P36" style:family="paragraph" style:parent-style-name="Standard" style:list-style-name="L1">
      <style:text-properties style:font-name="Liberation Serif" fo:font-size="12pt" officeooo:rsid="0026630c" officeooo:paragraph-rsid="0026630c" style:font-size-asian="12pt" style:font-size-complex="12pt"/>
    </style:style>
    <style:style style:name="P37" style:family="paragraph" style:parent-style-name="Standard" style:list-style-name="L1">
      <style:text-properties style:font-name="Liberation Serif" fo:font-size="12pt" officeooo:rsid="00283068" officeooo:paragraph-rsid="00283068" style:font-size-asian="12pt" style:font-size-complex="12pt"/>
    </style:style>
    <style:style style:name="P38" style:family="paragraph" style:parent-style-name="Standard" style:list-style-name="L1">
      <style:text-properties style:font-name="Liberation Serif" fo:font-size="12pt" officeooo:rsid="00295dff" officeooo:paragraph-rsid="00295dff" style:font-size-asian="12pt" style:font-size-complex="12pt"/>
    </style:style>
    <style:style style:name="P39" style:family="paragraph" style:parent-style-name="Standard" style:list-style-name="L1">
      <style:text-properties style:font-name="Liberation Serif" fo:font-size="12pt" officeooo:rsid="002bf523" officeooo:paragraph-rsid="002bf523" style:font-size-asian="12pt" style:font-size-complex="12pt"/>
    </style:style>
    <style:style style:name="T1" style:family="text">
      <style:text-properties officeooo:rsid="001c4b35"/>
    </style:style>
    <style:style style:name="T2" style:family="text">
      <style:text-properties officeooo:rsid="0026d291"/>
    </style:style>
    <style:style style:name="T3" style:family="text">
      <style:text-properties officeooo:rsid="00275983"/>
    </style:style>
    <style:style style:name="T4" style:family="text">
      <style:text-properties officeooo:rsid="00278065"/>
    </style:style>
    <style:style style:name="T5" style:family="text">
      <style:text-properties fo:font-variant="normal" fo:text-transform="none" fo:color="#333333" fo:letter-spacing="normal" fo:font-style="normal" fo:font-weight="normal"/>
    </style:style>
    <style:style style:name="T6" style:family="text">
      <style:text-properties fo:font-variant="normal" fo:text-transform="none" fo:color="#333333" fo:letter-spacing="normal" fo:font-style="normal" style:text-underline-style="none" fo:font-weight="normal"/>
    </style:style>
    <style:style style:name="T7" style:family="text">
      <style:text-properties fo:font-variant="normal" fo:text-transform="none" fo:color="#222222" fo:letter-spacing="normal" fo:font-style="normal" fo:font-weight="normal"/>
    </style:style>
    <style:style style:name="T8" style:family="text">
      <style:text-properties officeooo:rsid="002863fd"/>
    </style:style>
    <style:style style:name="T9" style:family="text">
      <style:text-properties officeooo:rsid="00295dff"/>
    </style:style>
    <style:style style:name="T10" style:family="text">
      <style:text-properties officeooo:rsid="002b5cdd"/>
    </style:style>
    <style:style style:name="T11" style:family="text">
      <style:text-properties officeooo:rsid="002d9779"/>
    </style:style>
    <style:style style:name="T12" style:family="text">
      <style:text-properties officeooo:rsid="002f4a9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IRM Lab Overview</text:p>
      <text:p text:style-name="P34"/>
      <text:list xml:id="list8671333248330224338" text:style-name="L1">
        <text:list-item>
          <text:p text:style-name="P15"><text:span text:style-name="T3">Stephen </text:span>Quake, <text:span text:style-name="T3">Stanford University</text:span></text:p>
          <text:list>
            <text:list-item>
              <text:p text:style-name="P1">Overview</text:p>
              <text:list>
                <text:list-item>
                  <text:p text:style-name="P1">The Quake lab is working on characterizing cell subpopulations of healthy and pathological tissues of the brain and pancreas. He is also looking at gene and epigenetic properties of organ lineages to compare stem cell differentiation hierarchy to normal tissues to elucidate mechanisms of pathogenesis.</text:p>
                </text:list-item>
                <text:list-item>
                  <text:p text:style-name="P1">Data</text:p>
                  <text:list>
                    <text:list-item>
                      <text:p text:style-name="P1">quakeBrainGeo1: Examination of cell types in healthy human brain samples</text:p>
                      <text:list>
                        <text:list-item>
                          <text:p text:style-name="P4">Plate-based (e.g. SMART-seq2) </text:p>
                        </text:list-item>
                        <text:list-item>
                          <text:p text:style-name="P2">Transcriptomics</text:p>
                          <text:list>
                            <text:list-item>
                              <text:p text:style-name="P2">RNA-seq</text:p>
                            </text:list-item>
                          </text:list>
                        </text:list-item>
                      </text:list>
                    </text:list-item>
                    <text:list-item>
                      <text:p text:style-name="P1">quakeGlioblastomaGeo1: Characterizing the effects of glioblastoma on normal brain.</text:p>
                      <text:list>
                        <text:list-item>
                          <text:p text:style-name="P4">Plate-based (e.g. SMART-seq2) </text:p>
                        </text:list-item>
                        <text:list-item>
                          <text:p text:style-name="P2">Transcriptomics</text:p>
                          <text:list>
                            <text:list-item>
                              <text:p text:style-name="P2">RNA sequence</text:p>
                            </text:list-item>
                          </text:list>
                        </text:list-item>
                      </text:list>
                    </text:list-item>
                  </text:list>
                </text:list-item>
              </text:list>
            </text:list-item>
          </text:list>
        </text:list-item>
        <text:list-item>
          <text:p text:style-name="P15"><text:span text:style-name="T3">Arnold </text:span>Kriegstein, <text:span text:style-name="T3">UCSF</text:span></text:p>
          <text:list>
            <text:list-item>
              <text:p text:style-name="P15">Overview</text:p>
              <text:list>
                <text:list-item>
                  <text:p text:style-name="P15">The Kriegstein lab is using single-cell RNA profiling to learn about the diverse population of cortical neurons. </text:p>
                </text:list-item>
              </text:list>
            </text:list-item>
            <text:list-item>
              <text:p text:style-name="P15">Data</text:p>
              <text:list>
                <text:list-item>
                  <text:p text:style-name="P15">kriegsteinBrainOrganoids1: 874 iPSC-derived brain organoid samples processed via single-cell RNA. </text:p>
                  <text:list>
                    <text:list-item>
                      <text:list>
                        <text:list-item>
                          <text:p text:style-name="P4">Plate-based (e.g. SMART-seq2) </text:p>
                        </text:list-item>
                        <text:list-item>
                          <text:p text:style-name="P2">Transcriptomics</text:p>
                          <text:list>
                            <text:list-item>
                              <text:p text:style-name="P2">RNA sequence</text:p>
                            </text:list-item>
                          </text:list>
                        </text:list-item>
                      </text:list>
                    </text:list-item>
                  </text:list>
                </text:list-item>
                <text:list-item>
                  <text:p text:style-name="P15">KriegsteinRadialGliaStudy1: 376 primary samples of fetal radial glial cells that were processed via single-cell RNA-sequencing. <text:span text:style-name="T11">MISSING DOWNLAOD LINK</text:span></text:p>
                  <text:list>
                    <text:list-item>
                      <text:list>
                        <text:list-item>
                          <text:p text:style-name="P4">Plate-based (e.g. SMART-seq2) </text:p>
                        </text:list-item>
                        <text:list-item>
                          <text:p text:style-name="P2">Transcriptomics</text:p>
                          <text:list>
                            <text:list-item>
                              <text:p text:style-name="P2">RNA sequence</text:p>
                            </text:list-item>
                          </text:list>
                        </text:list-item>
                      </text:list>
                    </text:list-item>
                  </text:list>
                </text:list-item>
                <text:list-item>
                  <text:p text:style-name="P15">kriegstein6k RNA-seq from 6,000 primary cells at UCSF</text:p>
                  <text:list>
                    <text:list-item>
                      <text:list>
                        <text:list-item>
                          <text:p text:style-name="P4">Plate-based (e.g. SMART-seq2) </text:p>
                        </text:list-item>
                        <text:list-item>
                          <text:p text:style-name="P2">Transcriptomics</text:p>
                          <text:list>
                            <text:list-item>
                              <text:p text:style-name="P37"><text:span text:style-name="T7">RNA sequence</text:span></text:p>
                            </text:list-item>
                          </text:list>
                        </text:list-item>
                      </text:list>
                    </text:list-item>
                  </text:list>
                </text:list-item>
              </text:list>
            </text:list-item>
          </text:list>
        </text:list-item>
        <text:list-item>
          <text:p text:style-name="P15"><text:span text:style-name="T3">Gene </text:span>Yeo, <text:span text:style-name="T3">UCSD</text:span> </text:p>
          <text:list>
            <text:list-item>
              <text:p text:style-name="P15">Overview</text:p>
              <text:list>
                <text:list-item>
                  <text:p text:style-name="P15">The Yeo lab is exploring how RNA localizes in certain parts of th cell, effecting differentiation, stress and neurodefgeneartion, pariculary regards to ALS (amytrophic lateral scleorosis). </text:p>
                </text:list-item>
              </text:list>
            </text:list-item>
            <text:list-item>
              <text:p text:style-name="P15">Data</text:p>
              <text:list>
                <text:list-item>
                  <text:p text:style-name="P15">yeoRnaLocalizaiton1: Global subcellular mRNA localization in differentiation, stress and neurodegeneration. </text:p>
                  <text:list>
                    <text:list-item>
                      <text:p text:style-name="P17">Transcriptomics </text:p>
                      <text:list>
                        <text:list-item>
                          <text:p text:style-name="P17"><text:soft-page-break/>RNA-seq</text:p>
                        </text:list-item>
                      </text:list>
                    </text:list-item>
                  </text:list>
                </text:list-item>
              </text:list>
            </text:list-item>
          </text:list>
        </text:list-item>
        <text:list-item>
          <text:p text:style-name="P15"><text:span text:style-name="T3">Daniel </text:span>Geschwind, <text:span text:style-name="T3">UCLA</text:span> / <text:span text:style-name="T3">Sergiu </text:span>Pasca, <text:span text:style-name="T3">Stanford</text:span></text:p>
          <text:list>
            <text:list-item>
              <text:p text:style-name="P15">Overview</text:p>
              <text:list>
                <text:list-item>
                  <text:p text:style-name="P16">Geschwind lab exploring how multiple distinct mutations lead to the convergent pathology of autism spectrum disorder. They are analyzing the iPSC organoids from the Pasca lab. </text:p>
                </text:list-item>
                <text:list-item>
                  <text:p text:style-name="P16">The Pasca lab are growing brain organoids with neurological disorders including deletions, duplications, and triplications of 16p11.1, Timothy syndrome, epilepsy and mental retardation limited to female (EFMR). </text:p>
                </text:list-item>
              </text:list>
            </text:list-item>
            <text:list-item>
              <text:p text:style-name="P15">Data</text:p>
              <text:list>
                <text:list-item>
                  <text:p text:style-name="P16">geschwindNeurospheres1: Using iPSC-based models and nerosphere RNA-seq data to study autism spectrum disorder. </text:p>
                  <text:list>
                    <text:list-item>
                      <text:p text:style-name="P17">Genomics </text:p>
                      <text:list>
                        <text:list-item>
                          <text:p text:style-name="P17">WGS</text:p>
                        </text:list-item>
                      </text:list>
                    </text:list-item>
                    <text:list-item>
                      <text:p text:style-name="P17">Transcriptomics </text:p>
                      <text:list>
                        <text:list-item>
                          <text:p text:style-name="P17">RNA-seq</text:p>
                        </text:list-item>
                      </text:list>
                    </text:list-item>
                  </text:list>
                </text:list-item>
              </text:list>
            </text:list-item>
          </text:list>
        </text:list-item>
        <text:list-item>
          <text:p text:style-name="P15"><text:span text:style-name="T3">Kelly </text:span>Frazer, <text:span text:style-name="T3">UCSD</text:span></text:p>
          <text:list>
            <text:list-item>
              <text:p text:style-name="P15">Overview</text:p>
              <text:list>
                <text:list-item>
                  <text:p text:style-name="P18">The Frazer lab is focused on performing high-throughput phenotypic characterization of iPSC-derived cardiomyoctes from a diverse set of ethnicities to enable further genetic studies investigating the segregation of traits. </text:p>
                </text:list-item>
              </text:list>
            </text:list-item>
            <text:list-item>
              <text:p text:style-name="P15">Data</text:p>
              <text:list>
                <text:list-item>
                  <text:p text:style-name="P18">frazerCardlps1: Generation of human iPSC and iPSC-derived cardiomyocytes from 222 individuals. </text:p>
                  <text:list>
                    <text:list-item>
                      <text:p text:style-name="P19">Transcriptomics</text:p>
                      <text:list>
                        <text:list-item>
                          <text:p text:style-name="P19">RNA-seq</text:p>
                        </text:list-item>
                      </text:list>
                    </text:list-item>
                    <text:list-item>
                      <text:p text:style-name="P18">Epigeno<text:span text:style-name="T8">m</text:span>ics</text:p>
                      <text:list>
                        <text:list-item>
                          <text:p text:style-name="P18">Histone modifications</text:p>
                          <text:list>
                            <text:list-item>
                              <text:p text:style-name="P18">broad-ChIP-seq</text:p>
                            </text:list-item>
                          </text:list>
                        </text:list-item>
                        <text:list-item>
                          <text:p text:style-name="P18">Chromatin modeling</text:p>
                          <text:list>
                            <text:list-item>
                              <text:p text:style-name="P18">ATAC-seq</text:p>
                            </text:list-item>
                          </text:list>
                        </text:list-item>
                      </text:list>
                    </text:list-item>
                  </text:list>
                </text:list-item>
              </text:list>
            </text:list-item>
          </text:list>
        </text:list-item>
        <text:list-item>
          <text:p text:style-name="P15"><text:span text:style-name="T3">Kathy </text:span>Jones, <text:span text:style-name="T3">The Salk Institute</text:span></text:p>
          <text:list>
            <text:list-item>
              <text:p text:style-name="P15">Overview</text:p>
              <text:list>
                <text:list-item>
                  <text:p text:style-name="P20">The Jones lab is investiating the role of transcriptional regulators Yap1 and P-TEFb in human embryonic stem cell differentiation towards cardiomyocytes. </text:p>
                </text:list-item>
              </text:list>
            </text:list-item>
            <text:list-item>
              <text:p text:style-name="P15">Data</text:p>
              <text:list>
                <text:list-item>
                  <text:p text:style-name="P20">jonesYap1: Studying the role of Yap1 and P-TEFb in hESC Differentiation towards cardiomyocytes. </text:p>
                  <text:list>
                    <text:list-item>
                      <text:p text:style-name="P20">Transcriptomics</text:p>
                      <text:list>
                        <text:list-item>
                          <text:p text:style-name="P20">RNA-sequencing</text:p>
                        </text:list-item>
                      </text:list>
                    </text:list-item>
                    <text:list-item>
                      <text:p text:style-name="P20">Epigenomics</text:p>
                      <text:list>
                        <text:list-item>
                          <text:p text:style-name="P20">Histone Modification</text:p>
                          <text:list>
                            <text:list-item>
                              <text:p text:style-name="P20">broad-ChIP-seq</text:p>
                            </text:list-item>
                            <text:list-item>
                              <text:p text:style-name="P20">narrow-ChIP-seq</text:p>
                            </text:list-item>
                          </text:list>
                        </text:list-item>
                      </text:list>
                    </text:list-item>
                  </text:list>
                </text:list-item>
              </text:list>
            </text:list-item>
          </text:list>
        </text:list-item>
        <text:list-item>
          <text:p text:style-name="P15"><text:span text:style-name="T4">Benoit </text:span>Bruneau, <text:span text:style-name="T4">UCSF</text:span></text:p>
          <text:list>
            <text:list-item>
              <text:p text:style-name="P15">Overview</text:p>
              <text:list>
                <text:list-item>
                  <text:p text:style-name="P20"><text:soft-page-break/>The Bruneau lab is investigating transcriptomic and epigenetic analyis of iPSC-derived cardiomyoctes at four stages of differentiation.</text:p>
                </text:list-item>
              </text:list>
            </text:list-item>
            <text:list-item>
              <text:p text:style-name="P15">Data</text:p>
              <text:list>
                <text:list-item>
                  <text:p text:style-name="P20">bruneauCardioEpigenetics1: A study to discern basic gene regulating mechanisms of iPSC derived cardiomyocytes at four stages of diffrentiation. </text:p>
                  <text:list>
                    <text:list-item>
                      <text:p text:style-name="P22"><text:span text:style-name="T9">E</text:span>pigenomics</text:p>
                      <text:list>
                        <text:list-item>
                          <text:p text:style-name="P22">histone modification</text:p>
                          <text:list>
                            <text:list-item>
                              <text:p text:style-name="P38">broad-ChIP-seq</text:p>
                            </text:list-item>
                          </text:list>
                        </text:list-item>
                      </text:list>
                    </text:list-item>
                  </text:list>
                </text:list-item>
                <text:list-item>
                  <text:p text:style-name="P20">BruneaTbx5: Using two different cardiac differentiation protocols, human gene expression programs are defined that are susceptible to TBX5 dosage at single cell resolution in iPSC-derived cardiomyocytes. </text:p>
                  <text:list>
                    <text:list-item>
                      <text:p text:style-name="P22">Droplet-based (e.g. 10X)</text:p>
                      <text:list>
                        <text:list-item>
                          <text:p text:style-name="P22">Transcriptomics </text:p>
                          <text:list>
                            <text:list-item>
                              <text:p text:style-name="P22">RNA-sequencin<text:span text:style-name="T9">g</text:span></text:p>
                            </text:list-item>
                          </text:list>
                        </text:list-item>
                      </text:list>
                    </text:list-item>
                  </text:list>
                </text:list-item>
              </text:list>
            </text:list-item>
          </text:list>
        </text:list-item>
        <text:list-item>
          <text:p text:style-name="P15"><text:span text:style-name="T4">Neil </text:span>Chi, <text:span text:style-name="T4">UCSD</text:span></text:p>
          <text:list>
            <text:list-item>
              <text:p text:style-name="P15">Overview</text:p>
              <text:list>
                <text:list-item>
                  <text:p text:style-name="P23">The Chi lab is generating human cardiac stem cells and functional cardiomyocytes for cardiac and vascular regenerative repairs. </text:p>
                </text:list-item>
              </text:list>
            </text:list-item>
            <text:list-item>
              <text:p text:style-name="P15">Data</text:p>
              <text:list>
                <text:list-item>
                  <text:p text:style-name="P24">chiCardiomyocte1: <text:span text:style-name="T10">MISSING DATA DESCRIPTION </text:span></text:p>
                  <text:list>
                    <text:list-item>
                      <text:p text:style-name="P24">Droplet-based (10X)</text:p>
                    </text:list-item>
                    <text:list-item>
                      <text:p text:style-name="P23">Transcriptomics</text:p>
                      <text:list>
                        <text:list-item>
                          <text:p text:style-name="P23">RNA-sequencing</text:p>
                        </text:list-item>
                      </text:list>
                    </text:list-item>
                  </text:list>
                </text:list-item>
                <text:list-item>
                  <text:p text:style-name="P39">chiMouseCardiomyocyte MISSING DATA DESCRIPTION </text:p>
                  <text:list>
                    <text:list-item>
                      <text:p text:style-name="P39">droplet based 10x</text:p>
                    </text:list-item>
                    <text:list-item>
                      <text:p text:style-name="P39">transcriptomics</text:p>
                      <text:list>
                        <text:list-item>
                          <text:p text:style-name="P39">rna seq</text:p>
                        </text:list-item>
                      </text:list>
                    </text:list-item>
                  </text:list>
                </text:list-item>
              </text:list>
            </text:list-item>
          </text:list>
        </text:list-item>
        <text:list-item>
          <text:p text:style-name="P15"><text:span text:style-name="T4">Mike </text:span>Snyder, <text:span text:style-name="T4">Stanford</text:span> / <text:span text:style-name="T4">Joseph </text:span>Wu, <text:span text:style-name="T4">Stanford</text:span></text:p>
          <text:list>
            <text:list-item>
              <text:p text:style-name="P15">Overview</text:p>
              <text:list>
                <text:list-item>
                  <text:p text:style-name="P25">The Snyder lab is investigating drug response of hypertrophic cardiomyopathy, dialated cardiomyopathy, and healthy control donors with a comprehensive survey combining iPSC-cardiac differentiation, drug treatment and genomic and transcriptomic analysis. </text:p>
                </text:list-item>
                <text:list-item>
                  <text:p text:style-name="P25">The Wu lab is investigating patient-specific and disease specific induced pluripotent stem cells and their uses in drug discovery and clinical trials. </text:p>
                </text:list-item>
              </text:list>
            </text:list-item>
            <text:list-item>
              <text:p text:style-name="P15">Data</text:p>
              <text:list>
                <text:list-item>
                  <text:p text:style-name="P25">snyderCardIps1: A comprehensive survey combinb iPSC-cardiac differentiation, drug treatment, genomic, and trascptomic analysis applied to these iPSC lines to asses the drug resposne of each individual patient. </text:p>
                  <text:list>
                    <text:list-item>
                      <text:p text:style-name="P25">Genomics</text:p>
                      <text:list>
                        <text:list-item>
                          <text:p text:style-name="P25">WGS</text:p>
                        </text:list-item>
                      </text:list>
                    </text:list-item>
                    <text:list-item>
                      <text:p text:style-name="P25">Transcriptomics</text:p>
                      <text:list>
                        <text:list-item>
                          <text:p text:style-name="P25">RNA-seq</text:p>
                        </text:list-item>
                      </text:list>
                    </text:list-item>
                  </text:list>
                </text:list-item>
              </text:list>
            </text:list-item>
          </text:list>
        </text:list-item>
        <text:list-item>
          <text:p text:style-name="P15"><text:span text:style-name="T4">Kristin </text:span>Baldwin, <text:span text:style-name="T4">Scripps</text:span></text:p>
          <text:list>
            <text:list-item>
              <text:p text:style-name="P15">Overview</text:p>
              <text:list>
                <text:list-item>
                  <text:p text:style-name="P25">The Baldwin lab is studying a matched set of iPSC lines from patietns with cardiovascular disease. </text:p>
                </text:list-item>
              </text:list>
            </text:list-item>
            <text:list-item>
              <text:p text:style-name="P15"><text:soft-page-break/>Data</text:p>
              <text:list>
                <text:list-item>
                  <text:p text:style-name="P25">baldwin12PairedIpscCellLines1: A study of the mutagenic effects of the induction process by comparing two different methods of induction using fibroblast-derived iPSC lines. </text:p>
                  <text:list>
                    <text:list-item>
                      <text:p text:style-name="P25">Genomics</text:p>
                      <text:list>
                        <text:list-item>
                          <text:p text:style-name="P25">WGS</text:p>
                        </text:list-item>
                      </text:list>
                    </text:list-item>
                  </text:list>
                </text:list-item>
              </text:list>
            </text:list-item>
          </text:list>
        </text:list-item>
        <text:list-item>
          <text:p text:style-name="P15"><text:span text:style-name="T4">Gay </text:span>Crooks, <text:span text:style-name="T4">UCLA</text:span></text:p>
          <text:list>
            <text:list-item>
              <text:p text:style-name="P15">Overview</text:p>
              <text:list>
                <text:list-item>
                  <text:p text:style-name="P25">The Crooks lab is working to create a comprehensive transctripome and epigenome map of human hematopoetic stem cell (HSC) ontogeny by comparing human hematopoietic tissues and cells derived from embryonic stem cells. </text:p>
                </text:list-item>
              </text:list>
            </text:list-item>
            <text:list-item>
              <text:p text:style-name="P15">Data</text:p>
              <text:list>
                <text:list-item>
                  <text:p text:style-name="P25">crooksHsc: RNA-seq data from fetal liver. </text:p>
                  <text:list>
                    <text:list-item>
                      <text:p text:style-name="P26">Transcriptomics: </text:p>
                      <text:list>
                        <text:list-item>
                          <text:p text:style-name="P26">RNA-sequencing</text:p>
                        </text:list-item>
                      </text:list>
                    </text:list-item>
                    <text:list-item>
                      <text:p text:style-name="P25">Epigenomics</text:p>
                      <text:list>
                        <text:list-item>
                          <text:p text:style-name="P25">histone modifications<text:tab/></text:p>
                          <text:list>
                            <text:list-item>
                              <text:p text:style-name="P25">broad-ChIP-seq</text:p>
                            </text:list-item>
                          </text:list>
                        </text:list-item>
                        <text:list-item>
                          <text:p text:style-name="P25">Chromatin modeling</text:p>
                          <text:list>
                            <text:list-item>
                              <text:p text:style-name="P25">ATAC-seq</text:p>
                            </text:list-item>
                          </text:list>
                        </text:list-item>
                      </text:list>
                    </text:list-item>
                  </text:list>
                </text:list-item>
              </text:list>
            </text:list-item>
          </text:list>
        </text:list-item>
        <text:list-item>
          <text:p text:style-name="P15"><text:span text:style-name="T4">Jeanne </text:span>Loring, <text:span text:style-name="T4">Scripps</text:span></text:p>
          <text:list>
            <text:list-item>
              <text:p text:style-name="P15">Overview</text:p>
              <text:list>
                <text:list-item>
                  <text:p text:style-name="P27">The Loring lab is carrying out preclinical studies to develop an autologous cell therapy for Parkinson’s disease.</text:p>
                </text:list-item>
              </text:list>
            </text:list-item>
            <text:list-item>
              <text:p text:style-name="P15">Data</text:p>
              <text:list>
                <text:list-item>
                  <text:p text:style-name="P27">loringParkinsons1: Genomics-based assays to determine if cells remain genomically-intact during differentiation for transplantation. </text:p>
                  <text:list>
                    <text:list-item>
                      <text:p text:style-name="P28">Genomics</text:p>
                      <text:list>
                        <text:list-item>
                          <text:p text:style-name="P28">WGS</text:p>
                        </text:list-item>
                      </text:list>
                    </text:list-item>
                    <text:list-item>
                      <text:p text:style-name="P28">Transcriptomics</text:p>
                      <text:list>
                        <text:list-item>
                          <text:p text:style-name="P28">RNA-sequencing</text:p>
                        </text:list-item>
                      </text:list>
                    </text:list-item>
                  </text:list>
                </text:list-item>
              </text:list>
            </text:list-item>
          </text:list>
        </text:list-item>
        <text:list-item>
          <text:p text:style-name="P15"><text:span text:style-name="T4">Irv </text:span>Weissman, <text:span text:style-name="T4">Stanford</text:span></text:p>
          <text:list>
            <text:list-item>
              <text:p text:style-name="P15">Overview</text:p>
              <text:list>
                <text:list-item>
                  <text:p text:style-name="P28">The Weissman lab are researching how the human mesoderm is diversified into an array of therapeutically-relevant tissues, including bone, cartilage, skeletal muscle, heart, kidneys and blood. </text:p>
                </text:list-item>
              </text:list>
            </text:list-item>
            <text:list-item>
              <text:p text:style-name="P15">Data</text:p>
              <text:list>
                <text:list-item>
                  <text:p text:style-name="P28">weissmanHcs1: single-cell RNA-seq of the rare, blood-forming haematopoietic stem cells in bone marrow. Bone marrow cells were separated using FACS with sorting on standard in house developed markers. </text:p>
                  <text:list>
                    <text:list-item>
                      <text:p text:style-name="P6">Plate-based (e.g. SMART-seq2)</text:p>
                    </text:list-item>
                    <text:list-item>
                      <text:p text:style-name="P6">Transcriptomics</text:p>
                      <text:list>
                        <text:list-item>
                          <text:p text:style-name="P28"><text:span text:style-name="T5">RNA-seq</text:span></text:p>
                        </text:list-item>
                      </text:list>
                    </text:list-item>
                  </text:list>
                </text:list-item>
              </text:list>
            </text:list-item>
          </text:list>
        </text:list-item>
        <text:list-item>
          <text:p text:style-name="P15"><text:span text:style-name="T4">Jacob </text:span>Corn, <text:span text:style-name="T4">UC Berkeley</text:span></text:p>
          <text:list>
            <text:list-item>
              <text:p text:style-name="P15">Overview</text:p>
              <text:list>
                <text:list-item>
                  <text:p text:style-name="P28"><text:soft-page-break/>The Corn lab is investigating fixing sickle cell anemia with CRISPR. Aim 1 of the Corn lab is to use RNA-seq to explore erythroid (red blood cell) maturation. Aim 2 is using boutique DNA-seq methods to investigate effects of using CRISPR. EFFECTS MISPELLED CORRRECT HTML</text:p>
                </text:list-item>
              </text:list>
            </text:list-item>
            <text:list-item>
              <text:p text:style-name="P15">Data</text:p>
              <text:list>
                <text:list-item>
                  <text:p text:style-name="P7">cornErythroidMaturation1: <text:span text:style-name="T1">investigating erythoid maturation with RNA-seq</text:span></text:p>
                  <text:list>
                    <text:list-item>
                      <text:p text:style-name="P8">Transcriptomics</text:p>
                      <text:list>
                        <text:list-item>
                          <text:p text:style-name="P8">RNA-seq</text:p>
                        </text:list-item>
                      </text:list>
                    </text:list-item>
                    <text:list-item>
                      <text:p text:style-name="P9">Gene editing profiling</text:p>
                      <text:list>
                        <text:list-item>
                          <text:p text:style-name="P9">GUIDE-seq</text:p>
                        </text:list-item>
                      </text:list>
                    </text:list-item>
                  </text:list>
                </text:list-item>
                <text:list-item>
                  <text:p text:style-name="P7">cornOffTarget: <text:span text:style-name="T1">investigating CRISPR off-target cleavage sites using GUIDE-seq, Amplicon-seq and Capture-seq</text:span></text:p>
                  <text:list>
                    <text:list-item>
                      <text:p text:style-name="P8">Genomics</text:p>
                      <text:list>
                        <text:list-item>
                          <text:p text:style-name="P8">Amplicon-seq</text:p>
                        </text:list-item>
                      </text:list>
                    </text:list-item>
                    <text:list-item>
                      <text:p text:style-name="P8">Transcriptomics</text:p>
                      <text:list>
                        <text:list-item>
                          <text:p text:style-name="P8">Capture-seq</text:p>
                        </text:list-item>
                      </text:list>
                    </text:list-item>
                    <text:list-item>
                      <text:p text:style-name="P9">Gene editing profiling</text:p>
                      <text:list>
                        <text:list-item>
                          <text:p text:style-name="P9">GUIDE-seq</text:p>
                        </text:list-item>
                      </text:list>
                    </text:list-item>
                  </text:list>
                </text:list-item>
                <text:list-item>
                  <text:p text:style-name="P7">cornHSPC: <text:span text:style-name="T12">MISSING DESCRIPTOR</text:span></text:p>
                  <text:list>
                    <text:list-item>
                      <text:p text:style-name="P7">Droplet-based (e.g. 10X)</text:p>
                    </text:list-item>
                    <text:list-item>
                      <text:p text:style-name="P10">Transcriptomics</text:p>
                      <text:list>
                        <text:list-item>
                          <text:p text:style-name="P35"><text:span text:style-name="T5">RNA-seq</text:span></text:p>
                        </text:list-item>
                      </text:list>
                    </text:list-item>
                  </text:list>
                </text:list-item>
              </text:list>
            </text:list-item>
          </text:list>
        </text:list-item>
        <text:list-item>
          <text:p text:style-name="P15"><text:span text:style-name="T4">Jeremy </text:span>Sanford, <text:span text:style-name="T4">UCSC</text:span></text:p>
          <text:list>
            <text:list-item>
              <text:p text:style-name="P15">Overview</text:p>
              <text:list>
                <text:list-item>
                  <text:p text:style-name="P29">The Sanford lab is studying how alternative pre-mRNA splicing contributes to the regulation of gene expression and protein diversity. </text:p>
                </text:list-item>
              </text:list>
            </text:list-item>
            <text:list-item>
              <text:p text:style-name="P15">Data</text:p>
              <text:list>
                <text:list-item>
                  <text:p text:style-name="P29">sanfordRnaRegulation1: CLIP-seq and RNA-seq on human stem cells and human neural progenitor cells. </text:p>
                  <text:list>
                    <text:list-item>
                      <text:p text:style-name="P29">Transcriptomics</text:p>
                      <text:list>
                        <text:list-item>
                          <text:p text:style-name="P29">RNA-sequencing</text:p>
                        </text:list-item>
                        <text:list-item>
                          <text:p text:style-name="P29">Frac-seq</text:p>
                        </text:list-item>
                      </text:list>
                    </text:list-item>
                  </text:list>
                </text:list-item>
              </text:list>
            </text:list-item>
          </text:list>
        </text:list-item>
        <text:list-item>
          <text:p text:style-name="P15"><text:span text:style-name="T4">Guoping </text:span>Fan, <text:span text:style-name="T4">UCLA</text:span></text:p>
          <text:list>
            <text:list-item>
              <text:p text:style-name="P15">Overview</text:p>
              <text:list>
                <text:list-item>
                  <text:p text:style-name="P30">The Fan lab is working on identifying convergent target genes and signaling pathways perturbed in human overgrowth syndrome. </text:p>
                </text:list-item>
              </text:list>
            </text:list-item>
            <text:list-item>
              <text:p text:style-name="P15">Data</text:p>
              <text:list>
                <text:list-item>
                  <text:p text:style-name="P30">fanIcf1: WGBS, RRBS, WGS, ChIP-seq, and RNA-seq on iPSCs generated from patients with human overgrowth syndrome</text:p>
                  <text:list>
                    <text:list-item>
                      <text:p text:style-name="P3">Plate-based (e.g. SMART-seq2) </text:p>
                    </text:list-item>
                    <text:list-item>
                      <text:p text:style-name="P11">Genomics</text:p>
                      <text:list>
                        <text:list-item>
                          <text:p text:style-name="P11">WGS</text:p>
                        </text:list-item>
                        <text:list-item>
                          <text:p text:style-name="P11">Amplicon-seq</text:p>
                        </text:list-item>
                      </text:list>
                    </text:list-item>
                    <text:list-item>
                      <text:p text:style-name="P11">Transcriptomics</text:p>
                      <text:list>
                        <text:list-item>
                          <text:p text:style-name="P11">RNA-sequencing</text:p>
                        </text:list-item>
                      </text:list>
                    </text:list-item>
                    <text:list-item>
                      <text:p text:style-name="P11">Epigenomics</text:p>
                      <text:list>
                        <text:list-item>
                          <text:p text:style-name="P11"><text:soft-page-break/>histone modifications</text:p>
                          <text:list>
                            <text:list-item>
                              <text:p text:style-name="P11">broad-ChIP-seq</text:p>
                            </text:list-item>
                          </text:list>
                        </text:list-item>
                        <text:list-item>
                          <text:p text:style-name="P12">methylome</text:p>
                          <text:list>
                            <text:list-item>
                              <text:p text:style-name="P12">WGBS</text:p>
                            </text:list-item>
                            <text:list-item>
                              <text:p text:style-name="P12">RRBS</text:p>
                            </text:list-item>
                          </text:list>
                        </text:list-item>
                        <text:list-item>
                          <text:p text:style-name="P12">chromatin remodeling</text:p>
                          <text:list>
                            <text:list-item>
                              <text:p text:style-name="P31"><text:span text:style-name="T5">Hi-C</text:span></text:p>
                            </text:list-item>
                          </text:list>
                        </text:list-item>
                      </text:list>
                    </text:list-item>
                  </text:list>
                </text:list-item>
              </text:list>
            </text:list-item>
          </text:list>
        </text:list-item>
        <text:list-item>
          <text:p text:style-name="P15"><text:span text:style-name="T4">Juan Carlos Izpisua-</text:span>Belmonte, <text:span text:style-name="T4">The Salk Institute</text:span></text:p>
          <text:list>
            <text:list-item>
              <text:p text:style-name="P15">Overview</text:p>
              <text:list>
                <text:list-item>
                  <text:p text:style-name="P31">The Belmonte lab is working to characterize the molecular dynamics of cells undergoing 4F-induced reprogramming in vivo in the m ouse. </text:p>
                </text:list-item>
              </text:list>
            </text:list-item>
            <text:list-item>
              <text:p text:style-name="P15">Data</text:p>
              <text:list>
                <text:list-item>
                  <text:p text:style-name="P31">belmonteMouseDnmt3a: Short-term repgoramming of mouse spellens in-vivo by low 4F induction using Doxycycline treatment, in DNMT3a deficient mice. </text:p>
                  <text:list>
                    <text:list-item>
                      <text:p text:style-name="P31">Transcriptomics</text:p>
                      <text:list>
                        <text:list-item>
                          <text:p text:style-name="P31">RNA-seq</text:p>
                        </text:list-item>
                      </text:list>
                    </text:list-item>
                  </text:list>
                </text:list-item>
              </text:list>
            </text:list-item>
            <text:list-item>
              <text:p text:style-name="P15">Dataset</text:p>
              <text:list>
                <text:list-item>
                  <text:p text:style-name="P15">a</text:p>
                </text:list-item>
              </text:list>
            </text:list-item>
          </text:list>
        </text:list-item>
        <text:list-item>
          <text:p text:style-name="P15"><text:span text:style-name="T4">Stephen </text:span>Quake, <text:span text:style-name="T4">Stanford University</text:span></text:p>
          <text:list>
            <text:list-item>
              <text:p text:style-name="P15">Overview</text:p>
              <text:list>
                <text:list-item>
                  <text:p text:style-name="P32">The Quake lab is working on characterizing cell subpopulations of healthy and pathological tissues of brain and pancreas. He is also looking at gene and epigenetic properties of organ lineages to compare stem cell differentiation hierarchy to normal tissues to eleculidate mechanism of pathogenesis. </text:p>
                </text:list-item>
              </text:list>
            </text:list-item>
            <text:list-item>
              <text:p text:style-name="P15">Data</text:p>
              <text:list>
                <text:list-item>
                  <text:p text:style-name="P33">quakePancreas1: single cell transcriptome analysis of human pancreas reveals transcriptional signatures of aging and somatic mutation patterns. <text:span text:style-name="T2">MISSING LINK TO CIRM DATA PAGE</text:span></text:p>
                  <text:list>
                    <text:list-item>
                      <text:p text:style-name="P5">Plate-based (e.g. SMART-seq2) </text:p>
                    </text:list-item>
                    <text:list-item>
                      <text:p text:style-name="P13">Transcriptomics</text:p>
                      <text:list>
                        <text:list-item>
                          <text:p text:style-name="P36"><text:span text:style-name="T6">RNA-seq</text:span></text:p>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dejavu sans mono" svg:font-family="'dejavu sans mono',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22:47:21.026169774</meta:creation-date>
    <dc:date>2018-12-15T00:00:44.898305565</dc:date>
    <meta:editing-duration>PT1H13M10S</meta:editing-duration>
    <meta:editing-cycles>29</meta:editing-cycles>
    <meta:generator>LibreOffice/5.1.6.2$Linux_X86_64 LibreOffice_project/10m0$Build-2</meta:generator>
    <meta:document-statistic meta:table-count="0" meta:image-count="0" meta:object-count="0" meta:page-count="6" meta:paragraph-count="203" meta:word-count="1310" meta:character-count="8735" meta:non-whitespace-character-count="7784"/>
  </office:meta>
</office:document-meta>
</file>